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18cm" svg:stroke-color="#4472c4"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list-style-name="L2">
      <style:graphic-properties draw:stroke="solid" svg:stroke-width="0.018cm" svg:stroke-color="#4472c4" draw:stroke-linejoin="miter" draw:fill="gradient" draw:fill-gradient-name="Gradient_20_2" draw:textarea-vertical-align="middle" draw:auto-grow-height="false" draw:fit-to-size="false" style:shrink-to-fit="false" fo:min-height="10.76cm" fo:min-width="27.601cm" fo:padding-top="0.125cm" fo:padding-bottom="0.125cm" fo:padding-left="0.25cm" fo:padding-right="0.25cm" fo:wrap-option="wrap"/>
    </style:style>
    <style:style style:name="gr4" style:family="graphic" style:parent-style-name="standard" style:list-style-name="L2">
      <style:graphic-properties draw:stroke="solid" svg:stroke-width="0.018cm" svg:stroke-color="#4472c4" draw:stroke-linejoin="miter" draw:fill="gradient" draw:fill-gradient-name="Gradient_20_2" draw:textarea-vertical-align="middle" draw:auto-grow-height="false" draw:fit-to-size="false" style:shrink-to-fit="false" fo:min-height="3.257cm" fo:min-width="22.581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list-style-name="L2">
      <style:graphic-properties draw:stroke="solid" svg:stroke-width="0.018cm" svg:stroke-color="#4472c4" draw:stroke-linejoin="miter" draw:fill="gradient" draw:fill-gradient-name="Gradient_20_2" draw:textarea-vertical-align="middle" draw:auto-grow-height="false" draw:fit-to-size="false" style:shrink-to-fit="false" fo:min-height="4.082cm" fo:min-width="22.491cm" fo:padding-top="0.125cm" fo:padding-bottom="0.125cm" fo:padding-left="0.25cm" fo:padding-right="0.25cm" fo:wrap-option="wrap"/>
    </style:style>
    <style:style style:name="gr7" style:family="graphic" style:parent-style-name="standard" style:list-style-name="L2">
      <style:graphic-properties draw:stroke="solid" svg:stroke-width="0.018cm" svg:stroke-color="#4472c4" draw:stroke-linejoin="miter" draw:fill="gradient" draw:fill-gradient-name="Gradient_20_2" draw:textarea-vertical-align="middle" draw:auto-grow-height="false" draw:fit-to-size="false" style:shrink-to-fit="false" fo:min-height="9.371cm" fo:min-width="21.919cm" fo:padding-top="0.125cm" fo:padding-bottom="0.125cm" fo:padding-left="0.25cm" fo:padding-right="0.25cm" fo:wrap-option="wrap"/>
    </style:style>
    <style:style style:name="pr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itle_20_Only-notes">
      <style:graphic-properties draw:fill-color="#ffffff" fo:min-height="13.364cm"/>
    </style:style>
    <style:style style:name="pr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loext:graphic-properties draw:fill="gradient" draw:fill-gradient-name="Gradient_20_2"/>
      <style:paragraph-properties fo:text-align="start" style:font-independent-line-spacing="true"/>
      <style:text-properties fo:font-size="18pt"/>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0"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color="#ffffff"/>
      <style:text-properties fo:font-size="20pt"/>
    </style:style>
    <style:style style:name="T1" style:family="text">
      <style:text-properties fo:font-variant="normal" fo:text-transform="none" fo:color="#000000" style:text-line-through-style="none" style:text-line-through-type="none" style:text-position="0% 100%" style:font-name="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19">
        <draw:custom-shape draw:name="Rounded Rectangle 2" draw:style-name="gr1" draw:text-style-name="P1" draw:layer="layout" svg:width="26.995cm" svg:height="11.038cm" svg:x="3.745cm" svg:y="4.559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pr1" draw:text-style-name="P3" draw:layer="layout" svg:width="23.918cm" svg:height="6.634cm" svg:x="4.974cm" svg:y="6.761cm" presentation:class="title" presentation:user-transformed="true">
          <draw:text-box>
            <text:p text:style-name="P2"><text:span text:style-name="T1"><text:s text:c="39"/></text:span><text:span text:style-name="T1">Idea/Approach Details</text:span><text:span text:style-name="T1"><text:line-break/></text:span><text:span text:style-name="T1"><text:line-break/></text:span><text:span text:style-name="T1">Ministry/ Organization name: <text:s/>AICTE-MIC</text:span><text:span text:style-name="T1"><text:line-break/></text:span><text:span text:style-name="T1">PS Number: IC474 <text:s/></text:span><text:span text:style-name="T1"><text:line-break/></text:span><text:span text:style-name="T1">Problem Statement : <text:s/>Student Innovation</text:span><text:span text:style-name="T1"><text:line-break/></text:span><text:span text:style-name="T1">Team Name : webIV</text:span><text:span text:style-name="T1"><text:line-break/></text:span><text:span text:style-name="T1">Team Leader’s Name : <text:s/>Syed Irfan Ahmed</text:span><text:span text:style-name="T1"><text:tab/></text:span><text:span text:style-name="T1"><text:tab/></text:span><text:span text:style-name="T1"><text:tab/></text:span><text:span text:style-name="T1"><text:tab/></text:span><text:span text:style-name="T1"><text:tab/></text:span><text:span text:style-name="T1"><text:line-break/></text:span><text:span text:style-name="T1">College Code : U-0733</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Idea / Approach details" draw:style-name="dp1" draw:master-page-name="Title_20_Only" presentation:presentation-page-layout-name="AL1T19">
        <draw:custom-shape draw:name="Rounded Rectangle 3" draw:style-name="gr3" draw:text-style-name="P6" draw:layer="layout" svg:width="29.291cm" svg:height="12.2cm" svg:x="2.287cm" svg:y="2.4cm">
          <text:p text:style-name="P5"><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Idea/Solution/Prototype:</text:span></text:p>
          <text:p text:style-name="P5"><text:span text:style-name="T2">Existing educational videos, on YouTube, Byju's, Khan Academy and other such educational platforms enable students to learn from top-quality teachers over large distances. This allows students to learn, but it doesn't help in visualization, which is an essential aspect for complete, comprehensive, application-oriented learning. </text:span></text:p>
          <text:p text:style-name="P5"><text:span text:style-name="T2">We aim to create a web-based system, that allows people to fully interact with videos, through a custom video+3d model format. It consists of two major parts.</text:span></text:p>
          <text:p text:style-name="P5"><text:span text:style-name="T2">- A video player, that plays videos where the students can interact with the video, manipulate the components while the video plays. We have a normal video on the left, as it would be unwise to ignore current videos which already explain almost every single concept available. having a video on the left, and an interactive model on the right, will allow students to learn and grasp concepts from existing videos. </text:span></text:p>
          <text:p text:style-name="P5"><text:span text:style-name="T2"/></text:p>
          <text:p text:style-name="P5"><text:span text:style-name="T2">- A web-suite to allow creators/ teachers to create videos of this format in an easy, non-programmatic way, which they can then upload/ share for others to vie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4" draw:text-style-name="P6" draw:layer="layout" svg:width="23.459cm" svg:height="3.885cm" svg:x="4.979cm" svg:y="15cm">
          <text:p text:style-name="P5"><text:span text:style-name="T2"><text:tab/></text:span><text:span text:style-name="T3">Tech Stac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pr3" draw:text-style-name="P3" draw:layer="layout" svg:width="30.479cm" svg:height="3.174cm" svg:x="1.099cm" svg:y="0.085cm" presentation:class="title" presentation:user-transformed="true">
          <draw:text-box>
            <text:p text:style-name="P2"><text:span text:style-name="T4">Idea / Approach details</text:span></text:p>
          </draw:text-box>
        </draw:frame>
        <draw:custom-shape draw:name="TextBox 1" draw:style-name="gr5" draw:text-style-name="P7" draw:layer="layout" svg:width="5.764cm" svg:height="4.061cm" svg:x="11.836cm" svg:y="14.989cm">
          <text:list text:style-name="L3">
            <text:list-item>
              <text:p text:style-name="P5"><text:span text:style-name="T2">WebRTC</text:span></text:p>
            </text:list-item>
            <text:list-item>
              <text:p text:style-name="P5"><text:span text:style-name="T2">Three.js</text:span></text:p>
            </text:list-item>
            <text:list-item>
              <text:p text:style-name="P5"><text:span text:style-name="T2">Godot Engine</text:span></text:p>
            </text:list-item>
            <text:list-item>
              <text:p text:style-name="P5"><text:span text:style-name="T2">Babylon.js</text:span></text:p>
            </text:list-item>
            <text:list-item>
              <text:p text:style-name="P5"><text:span text:style-name="T2">OpenG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draw:layer="layout" svg:width="5.458cm" svg:height="3.299cm" svg:x="18.942cm" svg:y="15.4cm">
          <text:p text:style-name="P5"><text:span text:style-name="T2">6. <text:s text:c="2"/>React.js</text:span></text:p>
          <text:p text:style-name="P5"><text:span text:style-name="T2">7. <text:s text:c="3"/>Vue.js</text:span></text:p>
          <text:p text:style-name="P5"><text:span text:style-name="T2">8. <text:s text:c="3"/>Firebase</text:span></text:p>
          <text:p text:style-name="P5"><text:span text:style-name="T2">9. <text:s text:c="3"/>Tinker C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Idea / Approach details_clipboard0" draw:style-name="dp1" draw:master-page-name="Title_20_Only" presentation:presentation-page-layout-name="AL1T19">
        <draw:frame draw:name="Title 1" presentation:style-name="pr3" draw:text-style-name="P3" draw:layer="layout" svg:width="29.209cm" svg:height="3.681cm" svg:x="2cm" svg:y="-0.081cm" presentation:class="title" presentation:user-transformed="true">
          <draw:text-box>
            <text:p text:style-name="P2"><text:span text:style-name="T4">Idea / Approach details</text:span></text:p>
          </draw:text-box>
        </draw:frame>
        <draw:custom-shape draw:name="Rounded Rectangle 2" draw:style-name="gr6" draw:text-style-name="P10" draw:layer="layout" svg:width="23.459cm" svg:height="4.8cm" svg:x="5.203cm" svg:y="2.8cm">
          <text:p text:style-name="P8"><text:span text:style-name="T5"/></text:p>
          <text:p text:style-name="P8"><text:span text:style-name="T6">Use Cases</text:span></text:p>
          <text:list text:style-name="L3">
            <text:list-item>
              <text:p text:style-name="P9"><text:span text:style-name="T5">All STEM courses, from schools to Universities, as they require visualizations for a concrete understanding of subjects ranging from math, to Processor design</text:span></text:p>
            </text:list-item>
            <text:list-item>
              <text:p text:style-name="P9"><text:span text:style-name="T5">Any subject/concept that needs visualization.</text:span></text:p>
            </text:list-item>
            <text:list-item>
              <text:p text:style-name="P9"><text:span text:style-name="T5">Deeper understanding of concepts.</text:span></text:p>
            </text:list-item>
          </text:list>
          <text:p text:style-name="P9"><text:span text:style-name="T5"/></text:p>
          <text:p text:style-name="P9"><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gr7" draw:text-style-name="P10" draw:layer="layout" svg:width="23.459cm" svg:height="10.661cm" svg:x="5.233cm" svg:y="7.8cm">
          <text:p text:style-name="P8"><text:span text:style-name="T6">Dependencies / Show stoppers</text:span></text:p>
          <text:list text:style-name="L3">
            <text:list-item>
              <text:p text:style-name="P9"><text:span text:style-name="T5">Fully interactive components, which follow a pre-programmed format that is made by the creator using an easy, simple to use, and intuitive interface. Currently, creating models which are animated require extensive knowledge of programming, which we aim to eliminate.</text:span></text:p>
            </text:list-item>
            <text:list-item>
              <text:p text:style-name="P9"><text:span text:style-name="T5">Allow users to use the vast catalogue of existing videos from all video streaming websites to accompany their 3d interactive model.</text:span></text:p>
            </text:list-item>
            <text:list-item>
              <text:p text:style-name="P9"><text:span text:style-name="T5">A complete platform to create and display such videos.</text:span></text:p>
            </text:list-item>
            <text:list-item>
              <text:p text:style-name="P9"><text:span text:style-name="T5">3D models can be really heavy to load on web browsers and servers, hence we are offloading all rendering to the local system, increasing performance, and responsiveness.</text:span></text:p>
            </text:list-item>
            <text:list-item>
              <text:p text:style-name="P9"><text:span text:style-name="T5">Allowing viewers to fully interact with content, modifying it, experimenting with it, along with the conceptual video, which lets them grasp concepts at a fundamental level.</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6082ca" draw:end-color="#3d6fc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Only-backgroundobjects">
      <style:graphic-properties draw:stroke="none" draw:fill="none" draw:fill-color="#ffffff" draw:auto-grow-height="false" fo:min-height="1.485cm"/>
    </style:style>
    <style:style style:name="Mpr4"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Only" style:display-name="Title Only" style:page-layout-name="PM1" draw:style-name="Mdp1">
      <draw:frame draw:name="Title 1" presentation:style-name="Mpr1" draw:text-style-name="MP6" draw:layer="backgroundobjects" svg:width="29.209cm" svg:height="3.681cm" svg:x="2.328cm" svg:y="1.014cm" presentation:class="title" presentation:user-transformed="true">
        <draw:text-box>
          <text:p text:style-name="MP5"><text:span text:style-name="MT1">Click to edit Master title style</text:span></text:p>
        </draw:text-box>
      </draw:frame>
      <draw:frame draw:name="Date Placeholder 2"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0-02-09">09/02/20</text:date></text:span></text:p>
        </draw:text-box>
      </draw:frame>
      <draw:frame draw:name="Footer Placeholder 3" presentation:style-name="Mpr2" draw:text-style-name="MP8" draw:layer="backgroundobjects" svg:width="11.429cm" svg:height="1.013cm" svg:x="11.218cm" svg:y="17.657cm" presentation:class="footer" presentation:user-transformed="true">
        <draw:text-box>
          <text:p/>
        </draw:text-box>
      </draw:frame>
      <draw:frame draw:name="Slide Number Placeholder 4"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                                       Idea/Approach Details  Ministry/ Organization name:     Problem Statement : Team Name : Team Leader Name :          College Code : </dc:title>
    <meta:initial-creator>Anuja Kanhere</meta:initial-creator>
    <meta:editing-cycles>9</meta:editing-cycles>
    <meta:creation-date>2019-12-18T09:24:53</meta:creation-date>
    <dc:date>2020-02-09T19:00:19.243212600</dc:date>
    <meta:editing-duration>PT11M52S</meta:editing-duration>
    <meta:generator>LibreOffice/6.0.7.3$Linux_X86_64 LibreOffice_project/00m0$Build-3</meta:generator>
    <meta:document-statistic meta:object-count="3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meta:user-defined>
  </office:meta>
</office:document-meta>
</file>